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No of words</text:p>
          </table:table-cell>
          <table:table-cell office:value-type="string" calcext:value-type="string">
            <text:p>No of sent</text:p>
          </table:table-cell>
          <table:table-cell/>
          <table:table-cell office:value-type="string" calcext:value-type="string">
            <text:p>No of chars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rel frq</text:p>
          </table:table-cell>
        </table:table-row>
        <table:table-row table:style-name="ro1">
          <table:table-cell/>
          <table:table-cell office:value-type="string" calcext:value-type="string">
            <text:p>News 2012</text:p>
          </table:table-cell>
          <table:table-cell office:value-type="float" office:value="267739043" calcext:value-type="float">
            <text:p>267739043</text:p>
          </table:table-cell>
          <table:table-cell office:value-type="float" office:value="16012531" calcext:value-type="float">
            <text:p>16012531</text:p>
          </table:table-cell>
          <table:table-cell table:number-columns-repeated="2"/>
          <table:table-cell table:formula="of:=[.D2]/[.D3]" office:value-type="float" office:value="0.516172769662478" calcext:value-type="float">
            <text:p>0.5161727696624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s 2017</text:p>
          </table:table-cell>
          <table:table-cell office:value-type="float" office:value="476357141" calcext:value-type="float">
            <text:p>476357141</text:p>
          </table:table-cell>
          <table:table-cell office:value-type="float" office:value="31021650" calcext:value-type="float">
            <text:p>31021650</text:p>
          </table:table-cell>
          <table:table-cell/>
          <table:table-cell office:value-type="float" office:value="5942343608" calcext:value-type="float">
            <text:p>59423436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5:56:01.973944245</meta:creation-date>
    <dc:date>2019-04-25T16:52:00.692480874</dc:date>
    <meta:editing-duration>PT55M59S</meta:editing-duration>
    <meta:editing-cycles>4</meta:editing-cycles>
    <meta:generator>LibreOffice/6.2.2.2$MacOSX_X86_64 LibreOffice_project/2b840030fec2aae0fd2658d8d4f9548af4e3518d</meta:generator>
    <meta:document-statistic meta:table-count="1" meta:cell-count="13" meta:object-count="0"/>
  </office:meta>
</office:document-meta>
</file>